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4.204cm" style:use-optimal-column-width="false"/>
    </style:style>
    <style:style style:name="ro1" style:family="table-row">
      <style:table-row-properties style:row-height="1.806cm" style:use-optimal-row-height="false"/>
    </style:style>
    <style:style style:name="ro2" style:family="table-row">
      <style:table-row-properties style:row-height="1.808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0.971cm" svg:height="14.528cm" svg:x="3.653cm" svg:y="0.5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OSI Model</text:p>
              </table:table-cell>
              <table:table-cell>
                <text:p text:style-name="P1">Layer</text:p>
                <text:p text:style-name="P1">Number</text:p>
              </table:table-cell>
              <table:table-cell>
                <text:p text:style-name="P1">TCP/IP</text:p>
                <text:p text:style-name="P1">Layer</text:p>
              </table:table-cell>
              <table:table-cell>
                <text:p text:style-name="P1">Other Protocol</text:p>
              </table:table-cell>
            </table:table-row>
            <table:table-row table:style-name="ro1" table:default-cell-style-name="ce1">
              <table:table-cell>
                <text:p text:style-name="P1">Alligator</text:p>
              </table:table-cell>
              <table:table-cell>
                <text:p text:style-name="P1">Application</text:p>
              </table:table-cell>
              <table:table-cell table:number-rows-spanned="3">
                <text:p text:style-name="P1">L7</text:p>
              </table:table-cell>
              <table:table-cell table:number-rows-spanned="3">
                <text:p text:style-name="P1">HTTP</text:p>
              </table:table-cell>
              <table:table-cell table:number-rows-spanned="3">
                <text:p text:style-name="P1">HTTPS, FTP, SFTP, Telnet, SSH, DNS</text:p>
              </table:table-cell>
            </table:table-row>
            <table:table-row table:style-name="ro1" table:default-cell-style-name="ce1">
              <table:table-cell>
                <text:p text:style-name="P1">Pet</text:p>
              </table:table-cell>
              <table:table-cell>
                <text:p text:style-name="P1"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Steve’s</text:p>
              </table:table-cell>
              <table:table-cell>
                <text:p text:style-name="P1"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Touch</text:p>
              </table:table-cell>
              <table:table-cell>
                <text:p text:style-name="P1">Transport</text:p>
              </table:table-cell>
              <table:table-cell>
                <text:p text:style-name="P1">L4</text:p>
              </table:table-cell>
              <table:table-cell>
                <text:p text:style-name="P1">TCP</text:p>
              </table:table-cell>
              <table:table-cell>
                <text:p text:style-name="P1">UDP, SCTP</text:p>
              </table:table-cell>
            </table:table-row>
            <table:table-row table:style-name="ro1" table:default-cell-style-name="ce1">
              <table:table-cell>
                <text:p text:style-name="P1">Not</text:p>
              </table:table-cell>
              <table:table-cell>
                <text:p text:style-name="P1">Network</text:p>
              </table:table-cell>
              <table:table-cell>
                <text:p text:style-name="P1">L3</text:p>
              </table:table-cell>
              <table:table-cell>
                <text:p text:style-name="P1">IP</text:p>
              </table:table-cell>
              <table:table-cell>
                <text:p text:style-name="P1">IP6, ARP</text:p>
              </table:table-cell>
            </table:table-row>
            <table:table-row table:style-name="ro1" table:default-cell-style-name="ce1">
              <table:table-cell>
                <text:p text:style-name="P1">Do</text:p>
              </table:table-cell>
              <table:table-cell>
                <text:p text:style-name="P1">Data Link</text:p>
              </table:table-cell>
              <table:table-cell>
                <text:p text:style-name="P1">L2</text:p>
              </table:table-cell>
              <table:table-cell>
                <text:p text:style-name="P1">Ethernet</text:p>
              </table:table-cell>
              <table:table-cell>
                <text:p text:style-name="P1">Frame Relay</text:p>
              </table:table-cell>
            </table:table-row>
            <table:table-row table:style-name="ro2" table:default-cell-style-name="ce1">
              <table:table-cell>
                <text:p text:style-name="P1">Please</text:p>
              </table:table-cell>
              <table:table-cell>
                <text:p text:style-name="P1"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04:25.271000000</meta:creation-date>
    <dc:date>2024-03-15T12:18:07.087000000</dc:date>
    <meta:editing-duration>PT22M36S</meta:editing-duration>
    <meta:editing-cycles>7</meta:editing-cycles>
    <meta:generator>LibreOffice/24.2.1.2$Windows_X86_64 LibreOffice_project/db4def46b0453cc22e2d0305797cf981b68ef5ac</meta:generator>
    <meta:document-statistic meta:object-count="24"/>
  </office:meta>
</office:document-meta>
</file>